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MS PMincho" svg:font-family="MS PMincho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center" fo:margin-top="0in" fo:margin-bottom="0in" fo:line-height="115%"/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P2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3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4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5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6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7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8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9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0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1" style:parent-style-name="Textbody" style:family="paragraph">
      <style:paragraph-properties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2" style:parent-style-name="Заголовок1" style:family="paragraph">
      <style:paragraph-properties fo:text-align="center" fo:margin-top="0in" fo:margin-bottom="0in" fo:line-height="115%"/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P13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4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5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6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7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8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19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0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1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2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3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4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5" style:parent-style-name="Textbody" style:family="paragraph">
      <style:paragraph-properties fo:text-align="end" fo:margin-bottom="0in" fo:line-height="115%"/>
      <style:text-properties style:font-name-complex="Times New Roman" fo:font-size="14pt" style:font-size-asian="14pt" style:font-size-complex="14pt" fo:language="ru" fo:country="RU"/>
    </style:style>
    <style:style style:name="P26" style:parent-style-name="Textbody" style:family="paragraph">
      <style:paragraph-properties fo:break-before="page" fo:margin-bottom="0in" fo:line-height="115%"/>
      <style:text-properties style:font-name-complex="Times New Roman" fo:font-size="14pt" style:font-size-asian="14pt" style:font-size-complex="14pt"/>
    </style:style>
    <style:style style:name="P27" style:parent-style-name="Textbody" style:family="paragraph">
      <style:paragraph-properties fo:widows="2" fo:orphans="2" fo:text-align="center" fo:margin-bottom="0in" fo:line-height="115%"/>
      <style:text-properties style:font-name-complex="Times New Roman" fo:font-weight="bold" style:font-weight-asian="bold" fo:font-size="14pt" style:font-size-asian="14pt" style:font-size-complex="14pt" fo:language="ru" fo:country="RU"/>
    </style:style>
    <style:style style:name="P28" style:parent-style-name="Textbody" style:family="paragraph">
      <style:paragraph-properties fo:widows="2" fo:orphans="2" fo:text-align="center" fo:margin-bottom="0in" fo:line-height="115%"/>
      <style:text-properties style:font-name-complex="Times New Roman" fo:font-weight="bold" style:font-weight-asian="bold" fo:font-size="14pt" style:font-size-asian="14pt" style:font-size-complex="14pt"/>
    </style:style>
    <style:style style:name="P29" style:parent-style-name="Textbody" style:family="paragraph">
      <style:paragraph-properties fo:widows="2" fo:orphans="2" fo:margin-bottom="0in" fo:line-height="115%"/>
    </style:style>
    <style:style style:name="T30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background-color="#FFFFFF" fo:language="ru" fo:country="RU"/>
    </style:style>
    <style:style style:name="T3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33" style:parent-style-name="Textbody" style:family="paragraph">
      <style:paragraph-properties fo:widows="2" fo:orphans="2" fo:margin-bottom="0in" fo:line-height="115%"/>
    </style:style>
    <style:style style:name="T34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background-color="#FFFFFF" fo:language="ru" fo:country="RU"/>
    </style:style>
    <style:style style:name="T35" style:parent-style-name="StrongEmphasis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background-color="#FFFFFF" fo:language="ru" fo:country="RU"/>
    </style:style>
    <style:style style:name="T3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3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39" style:parent-style-name="Textbody" style:family="paragraph">
      <style:paragraph-properties fo:widows="2" fo:orphans="2" fo:margin-bottom="0in" fo:line-height="115%"/>
    </style:style>
    <style:style style:name="T40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background-color="#FFFFFF" fo:language="ru" fo:country="RU"/>
    </style:style>
    <style:style style:name="T4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43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45" style:parent-style-name="Textbody" style:family="paragraph">
      <style:paragraph-properties fo:widows="2" fo:orphans="2" fo:margin-bottom="0in" fo:line-height="115%"/>
    </style:style>
    <style:style style:name="T46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background-color="#FFFFFF" fo:language="ru" fo:country="RU"/>
    </style:style>
    <style:style style:name="T4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4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50" style:parent-style-name="Textbody" style:family="paragraph">
      <style:paragraph-properties fo:widows="2" fo:orphans="2" fo:margin-bottom="0in" fo:line-height="115%"/>
    </style:style>
    <style:style style:name="T51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-complex="Times New Roman" fo:font-weight="bold" style:font-weight-asian="bold" fo:font-style="italic" style:font-style-asian="italic" fo:font-size="14pt" style:font-size-asian="14pt" style:font-size-complex="14pt" fo:background-color="#FFFFFF" fo:language="ru" fo:country="RU"/>
    </style:style>
    <style:style style:name="T5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54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55" style:parent-style-name="StrongEmphasis" style:family="text">
      <style:text-properties style:font-name-complex="Times New Roman" fo:font-weight="normal" style:font-weight-asian="normal" fo:font-style="italic" style:font-style-asian="italic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58" style:parent-style-name="Textbody" style:family="paragraph">
      <style:paragraph-properties fo:widows="2" fo:orphans="2" fo:margin-bottom="0in"/>
      <style:text-properties style:font-name-complex="Times New Roman" fo:font-size="14pt" style:font-size-asian="14pt" style:font-size-complex="14pt"/>
    </style:style>
    <style:style style:name="P59" style:parent-style-name="Заголовок2" style:family="paragraph">
      <style:paragraph-properties fo:widows="2" fo:orphans="2" fo:margin-top="0in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60" style:parent-style-name="Textbody" style:family="paragraph">
      <style:text-properties fo:language="ru" fo:country="RU"/>
    </style:style>
    <style:style style:name="P61" style:parent-style-name="Textbody" style:family="paragraph">
      <style:paragraph-properties fo:widows="2" fo:orphans="2" fo:text-align="justify" fo:margin-bottom="0in" fo:line-height="115%"/>
    </style:style>
    <style:style style:name="T6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6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64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65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67" style:parent-style-name="Основнойшрифтабзаца" style:family="text">
      <style:text-properties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69" style:parent-style-name="Textbody" style:family="paragraph">
      <style:paragraph-properties fo:widows="2" fo:orphans="2" fo:text-align="center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70" style:parent-style-name="Textbody" style:family="paragraph">
      <style:paragraph-properties fo:widows="2" fo:orphans="2" fo:text-align="center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71" style:parent-style-name="Textbody" style:family="paragraph">
      <style:paragraph-properties fo:widows="2" fo:orphans="2" fo:text-align="center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72" style:parent-style-name="Textbody" style:family="paragraph">
      <style:paragraph-properties fo:widows="2" fo:orphans="2" fo:text-align="center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73" style:parent-style-name="Textbody" style:family="paragraph">
      <style:paragraph-properties fo:widows="2" fo:orphans="2" fo:text-align="center" fo:margin-bottom="0in"/>
      <style:text-properties style:font-name-complex="Times New Roman" fo:font-size="14pt" style:font-size-asian="14pt" style:font-size-complex="14pt" fo:background-color="#FFFFFF" fo:language="ru" fo:country="RU"/>
    </style:style>
    <style:style style:name="P74" style:parent-style-name="Textbody" style:family="paragraph">
      <style:paragraph-properties fo:widows="2" fo:orphans="2" fo:text-align="justify" fo:margin-bottom="0in" fo:line-height="115%"/>
    </style:style>
    <style:style style:name="T7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76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78" style:parent-style-name="Textbody" style:family="paragraph">
      <style:paragraph-properties fo:widows="2" fo:orphans="2" fo:text-align="justify" fo:margin-bottom="0in" fo:line-height="115%"/>
    </style:style>
    <style:style style:name="T7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1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85" style:parent-style-name="Textbody" style:family="paragraph">
      <style:paragraph-properties fo:widows="2" fo:orphans="2" fo:text-align="justify" fo:margin-bottom="0in" fo:line-height="115%"/>
    </style:style>
    <style:style style:name="T8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88" style:parent-style-name="Основнойшрифтабзаца" style:family="text">
      <style:text-properties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8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90" style:parent-style-name="Textbody" style:family="paragraph">
      <style:paragraph-properties fo:widows="2" fo:orphans="2" fo:text-align="justify" fo:margin-bottom="0in" fo:line-height="115%"/>
    </style:style>
    <style:style style:name="T9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92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94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95" style:parent-style-name="Textbody" style:family="paragraph">
      <style:paragraph-properties fo:widows="2" fo:orphans="2" fo:text-align="justify" fo:margin-bottom="0in" fo:line-height="115%"/>
    </style:style>
    <style:style style:name="T9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97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99" style:parent-style-name="Textbody" style:family="paragraph">
      <style:paragraph-properties fo:widows="2" fo:orphans="2" fo:text-align="justify" fo:margin-bottom="0in" fo:line-height="115%"/>
    </style:style>
    <style:style style:name="T10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01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P102" style:parent-style-name="Textbody" style:family="paragraph">
      <style:paragraph-properties fo:widows="2" fo:orphans="2" fo:text-align="justify" fo:margin-bottom="0in"/>
      <style:text-properties style:font-name-complex="Times New Roman" fo:font-size="14pt" style:font-size-asian="14pt" style:font-size-complex="14pt"/>
    </style:style>
    <style:style style:name="P103" style:parent-style-name="Textbody" style:family="paragraph">
      <style:paragraph-properties fo:widows="2" fo:orphans="2" fo:text-align="justify" fo:margin-bottom="0in" fo:line-height="115%"/>
    </style:style>
    <style:style style:name="T10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05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07" style:parent-style-name="Textbody" style:family="paragraph">
      <style:paragraph-properties fo:widows="2" fo:orphans="2" fo:text-align="justify" fo:margin-bottom="0in" fo:line-height="115%"/>
    </style:style>
    <style:style style:name="T10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09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1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12" style:parent-style-name="Textbody" style:family="paragraph">
      <style:paragraph-properties fo:widows="2" fo:orphans="2" fo:text-align="justify" fo:margin-bottom="0in"/>
      <style:text-properties style:font-name-complex="Times New Roman" fo:font-size="14pt" style:font-size-asian="14pt" style:font-size-complex="14pt"/>
    </style:style>
    <style:style style:name="P113" style:parent-style-name="Textbody" style:family="paragraph">
      <style:paragraph-properties fo:widows="2" fo:orphans="2" fo:text-align="justify" fo:margin-bottom="0in" fo:line-height="115%"/>
    </style:style>
    <style:style style:name="T114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115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background-color="#FFFFFF" fo:language="ru" fo:country="RU"/>
    </style:style>
    <style:style style:name="T116" style:parent-style-name="StrongEmphasis" style:family="text">
      <style:text-properties style:font-name-complex="Times New Roman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18" style:parent-style-name="Textbody" style:family="paragraph">
      <style:paragraph-properties fo:widows="2" fo:orphans="2" fo:text-align="justify" fo:margin-bottom="0in" fo:line-height="115%"/>
      <style:text-properties style:font-name-complex="Times New Roman" fo:font-weight="bold" style:font-weight-asian="bold" fo:font-size="14pt" style:font-size-asian="14pt" style:font-size-complex="14pt"/>
    </style:style>
    <style:style style:name="P119" style:parent-style-name="Textbody" style:family="paragraph">
      <style:paragraph-properties fo:widows="2" fo:orphans="2" fo:text-align="justify" fo:margin-bottom="0in" fo:line-height="115%"/>
    </style:style>
    <style:style style:name="T12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21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P122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P123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24" style:parent-style-name="Textbody" style:family="paragraph">
      <style:paragraph-properties fo:widows="2" fo:orphans="2" fo:text-align="justify" fo:margin-bottom="0in" fo:line-height="115%"/>
    </style:style>
    <style:style style:name="T125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27" style:parent-style-name="Textbody" style:family="paragraph">
      <style:paragraph-properties fo:widows="2" fo:orphans="2" fo:text-align="justify" fo:margin-bottom="0in" fo:line-height="115%"/>
    </style:style>
    <style:style style:name="T12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29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P130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P131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32" style:parent-style-name="Textbody" style:family="paragraph">
      <style:paragraph-properties fo:widows="2" fo:orphans="2" fo:text-align="justify" fo:margin-bottom="0in" fo:line-height="115%"/>
    </style:style>
    <style:style style:name="T133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35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36" style:parent-style-name="Textbody" style:family="paragraph">
      <style:paragraph-properties fo:widows="2" fo:orphans="2" fo:text-align="justify" fo:margin-bottom="0in" fo:line-height="115%">
        <style:tab-stops>
          <style:tab-stop style:type="left" style:position="3.9895in"/>
        </style:tab-stops>
      </style:paragraph-properties>
      <style:text-properties style:font-name-complex="Times New Roman" fo:font-style="italic" style:font-style-asian="italic" fo:font-size="14pt" style:font-size-asian="14pt" style:font-size-complex="14pt" fo:background-color="#FFFFFF" fo:language="ru" fo:country="RU"/>
    </style:style>
    <style:style style:name="P137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38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P139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40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P141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42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43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background-color="#FFFFFF" fo:language="ru" fo:country="RU"/>
    </style:style>
    <style:style style:name="P144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45" style:parent-style-name="Textbody" style:family="paragraph">
      <style:paragraph-properties fo:widows="2" fo:orphans="2" fo:text-align="justify" fo:margin-bottom="0in" fo:line-height="115%"/>
      <style:text-properties style:font-name-complex="Times New Roman" fo:font-style="italic" style:font-style-asian="italic" fo:font-size="14pt" style:font-size-asian="14pt" style:font-size-complex="14pt" fo:background-color="#FFFFFF" fo:language="ru" fo:country="RU"/>
    </style:style>
    <style:style style:name="P146" style:parent-style-name="Textbody" style:family="paragraph">
      <style:paragraph-properties fo:widows="2" fo:orphans="2" fo:text-align="justify" fo:margin-bottom="0in" fo:line-height="115%"/>
    </style:style>
    <style:style style:name="T14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48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P149" style:parent-style-name="Textbody" style:family="paragraph">
      <style:paragraph-properties fo:widows="2" fo:orphans="2" fo:text-align="justify" fo:margin-bottom="0in" fo:line-height="115%"/>
    </style:style>
    <style:style style:name="T150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53" style:parent-style-name="Textbody" style:family="paragraph">
      <style:paragraph-properties fo:widows="2" fo:orphans="2" fo:text-align="justify" fo:margin-bottom="0in"/>
      <style:text-properties style:font-name-complex="Times New Roman" fo:font-size="14pt" style:font-size-asian="14pt" style:font-size-complex="14pt"/>
    </style:style>
    <style:style style:name="P154" style:parent-style-name="Textbody" style:family="paragraph">
      <style:paragraph-properties fo:widows="2" fo:orphans="2" fo:text-align="justify" fo:margin-bottom="0in" fo:line-height="115%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5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5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58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6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66" style:parent-style-name="Textbody" style:family="paragraph">
      <style:paragraph-properties fo:widows="2" fo:orphans="2" fo:text-align="justify" fo:margin-bottom="0in"/>
      <style:text-properties style:font-name-complex="Times New Roman" fo:font-size="14pt" style:font-size-asian="14pt" style:font-size-complex="14pt"/>
    </style:style>
    <style:style style:name="P167" style:parent-style-name="Textbody" style:family="paragraph">
      <style:paragraph-properties fo:widows="2" fo:orphans="2" fo:text-align="justify" fo:margin-bottom="0in" fo:line-height="115%"/>
      <style:text-properties style:font-name-complex="Times New Roman" fo:font-weight="bold" style:font-weight-asian="bold" fo:font-size="14pt" style:font-size-asian="14pt" style:font-size-complex="14pt" fo:background-color="#FFFFFF" fo:language="ru" fo:country="RU"/>
    </style:style>
    <style:style style:name="P168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69" style:parent-style-name="Textbody" style:family="paragraph">
      <style:paragraph-properties fo:widows="2" fo:orphans="2" fo:text-align="justify" fo:margin-bottom="0in" fo:line-height="115%"/>
    </style:style>
    <style:style style:name="T17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2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74" style:parent-style-name="Textbody" style:family="paragraph">
      <style:paragraph-properties fo:widows="2" fo:orphans="2" fo:text-align="justify" fo:margin-bottom="0in" fo:line-height="115%"/>
    </style:style>
    <style:style style:name="T17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79" style:parent-style-name="Основнойшрифтабзаца" style:family="text">
      <style:text-properties style:font-name-complex="Times New Roman" fo:font-style="italic" style:font-style-asian="italic"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81" style:parent-style-name="Textbody" style:family="paragraph">
      <style:paragraph-properties fo:widows="2" fo:orphans="2" fo:text-align="justify" fo:margin-bottom="0in" fo:line-height="115%"/>
      <style:text-properties style:font-name-complex="Times New Roman" fo:font-size="14pt" style:font-size-asian="14pt" style:font-size-complex="14pt" fo:background-color="#FFFFFF" fo:language="ru" fo:country="RU"/>
    </style:style>
    <style:style style:name="P182" style:parent-style-name="Textbody" style:family="paragraph">
      <style:paragraph-properties fo:widows="2" fo:orphans="2" fo:text-align="justify" fo:margin-bottom="0in" fo:line-height="115%"/>
    </style:style>
    <style:style style:name="T18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89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91" style:parent-style-name="Textbody" style:family="paragraph">
      <style:paragraph-properties fo:widows="2" fo:orphans="2" fo:text-align="justify" fo:margin-bottom="0in" fo:line-height="115%"/>
    </style:style>
    <style:style style:name="T19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93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94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196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19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198" style:parent-style-name="Textbody" style:family="paragraph">
      <style:paragraph-properties fo:widows="2" fo:orphans="2" fo:margin-bottom="0in" fo:line-height="115%"/>
      <style:text-properties style:font-name-complex="Times New Roman" fo:font-weight="bold" style:font-weight-asian="bold" fo:font-size="14pt" style:font-size-asian="14pt" style:font-size-complex="14pt" fo:background-color="#FFFFFF" fo:language="ru" fo:country="RU"/>
    </style:style>
    <style:style style:name="P199" style:parent-style-name="Textbody" style:family="paragraph">
      <style:paragraph-properties fo:widows="2" fo:orphans="2" fo:text-align="justify" fo:margin-bottom="0in" fo:line-height="115%"/>
    </style:style>
    <style:style style:name="T20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3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5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20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7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8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09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10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11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12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T213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214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215" style:parent-style-name="StrongEmphasis" style:family="text">
      <style:text-properties style:font-name-complex="Times New Roman" fo:font-weight="normal" style:font-weight-asian="normal" fo:font-size="14pt" style:font-size-asian="14pt" style:font-size-complex="14pt" fo:language="ru" fo:country="RU"/>
    </style:style>
    <style:style style:name="T216" style:parent-style-name="Основнойшрифтабзаца" style:family="text">
      <style:text-properties style:font-name-complex="Times New Roman" fo:font-size="14pt" style:font-size-asian="14pt" style:font-size-complex="14pt" fo:background-color="#FFFFFF" fo:language="ru" fo:country="RU"/>
    </style:style>
    <style:style style:name="P217" style:parent-style-name="Standard" style:family="paragraph">
      <style:paragraph-properties fo:text-align="justify" fo:line-height="115%"/>
      <style:text-properties style:font-name-complex="Times New Roman" fo:font-size="14pt" style:font-size-asian="14pt" style:font-size-complex="14pt"/>
    </style:style>
  </office:automatic-styles>
  <office:body>
    <office:text text:use-soft-page-breaks="true">
      <text:h text:style-name="P1" text:outline-level="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h text:style-name="P12" text:outline-level="1">Конспект по лепке в первой младшей группе «Гномики»<text:s/></text:h>
      <text:p text:style-name="P13"><text:bookmark-start text:name="_GoBack"/><text:bookmark-end text:name="_GoBack"/></text:p>
      <text:p text:style-name="P14"/>
      <text:p text:style-name="P15"/>
      <text:p text:style-name="P16"/>
      <text:p text:style-name="P17"/>
      <text:p text:style-name="P18">Выполнила:<text:s/>Соголакова Екатерина Андреевна</text:p>
      <text:p text:style-name="P19">воспитатель</text:p>
      <text:p text:style-name="P20">МБ ДОУ «Детский сад №213»<text:s/></text:p>
      <text:p text:style-name="P21">г. Новокузнецк<text:s/></text:p>
      <text:p text:style-name="P22"/>
      <text:p text:style-name="P23"/>
      <text:p text:style-name="P24"/>
      <text:p text:style-name="P25"/>
      <text:p text:style-name="P26"/>
      <text:p text:style-name="P27">«МОРКОВКА ДЛЯ ЗАЙЧИКА»</text:p>
      <text:p text:style-name="P28"/>
      <text:p text:style-name="P29"><text:span text:style-name="T30">Цель</text:span><text:span text:style-name="T31">:</text:span><text:span text:style-name="T32"><text:s/>учить детей раскатывать из пластилина колбаски, соединять пластилиновые детали путём придавливания, формировать интерес к работе с пластилином, координировать движения обеих рук, развивать мелкую моторику.</text:span></text:p>
      <text:p text:style-name="P33"><text:span text:style-name="T34">Приёмы </text:span><text:span text:style-name="T35">лепки</text:span><text:span text:style-name="T36">:</text:span><text:span text:style-name="T37"><text:s/>раскатывание, отщипыв</text:span><text:span text:style-name="T38">ание, соединение деталей.</text:span></text:p>
      <text:p text:style-name="P39"><text:span text:style-name="T40">Материал</text:span><text:span text:style-name="T41">:</text:span><text:span text:style-name="T42"><text:s/>пластилин оранжевого цвета, разделённый на кусочки средней величины; пластилин зелёного цвета в брусках; игрушка - </text:span><text:span text:style-name="T43">зайчик</text:span><text:span text:style-name="T44">; корзина.</text:span></text:p>
      <text:p text:style-name="P45"><text:span text:style-name="T46">Методические приёмы</text:span><text:span text:style-name="T47">:</text:span><text:span text:style-name="T48"><text:s/>игровая ситуация, рассматривание предметов, беседа-диалог,<text:s/></text:span><text:span text:style-name="T49">продуктивная деятельность детей, анализ, подведение итогов.</text:span></text:p>
      <text:p text:style-name="P50"><text:span text:style-name="T51">Предварительная работа</text:span><text:span text:style-name="T52">:</text:span><text:span text:style-name="T53"><text:s/>рассматривание иллюстраций, отгадывание загадок, пальчиковая игра </text:span><text:span text:style-name="T54">«Жил-был </text:span><text:span text:style-name="T55">зайчик</text:span><text:span text:style-name="T56">»</text:span><text:span text:style-name="T57">.</text:span></text:p>
      <text:p text:style-name="P58"/>
      <text:h text:style-name="P59" text:outline-level="2">Ход занятия</text:h>
      <text:p text:style-name="P60"/>
      <text:p text:style-name="P61"><text:span text:style-name="T62">- Здравствуйте ребята! Сегодня у нас с вами одно из ваших любимых занятий<text:s/></text:span><text:span text:style-name="T63">-</text:span><text:span text:style-name="T64">л</text:span><text:span text:style-name="T65">епка</text:span><text:span text:style-name="T66">. Лепить будем овощ. А для того, чтобы узнать какой, вам нужно отгадать </text:span><text:span text:style-name="T67">загадку</text:span><text:span text:style-name="T68">:</text:span></text:p>
      <text:p text:style-name="P69">За кудрявый хохолок</text:p>
      <text:p text:style-name="P70">Лису из норки поволок,</text:p>
      <text:p text:style-name="P71">На ощупь очень гладкая,</text:p>
      <text:p text:style-name="P72">На вкус, как сахар, сладкая!</text:p>
      <text:p text:style-name="P73"/>
      <text:p text:style-name="P74"><text:span text:style-name="T75">Конечно же, это </text:span><text:span text:style-name="T76">морковка</text:span><text:span text:style-name="T77">, и мы с вами будем ее сегодня лепить.</text:span></text:p>
      <text:p text:style-name="P78"><text:span text:style-name="T79">Ребята, а вы</text:span><text:span text:style-name="T80"><text:s/>любите есть </text:span><text:span text:style-name="T81">морковку</text:span><text:span text:style-name="T82">? Она очень полезная, потому, что в ней много каротина, и когда дети её<text:s/></text:span><text:span text:style-name="T83">едят, он превращается в витамин А -</text:span><text:span text:style-name="T84"><text:s/>витамин роста.</text:span></text:p>
      <text:p text:style-name="P85"><text:span text:style-name="T86">Послушайте, кто-то стучит в дверь.</text:span><text:span text:style-name="T87"><text:s/>Но для того чтобы её открыть, нам нужно отгадать еще одну </text:span><text:span text:style-name="T88">загадку</text:span><text:span text:style-name="T89">:</text:span></text:p>
      <text:p text:style-name="P90"><text:span text:style-name="T91">Любит он </text:span><text:span text:style-name="T92">морковку кушать</text:span><text:span text:style-name="T93">,</text:span></text:p>
      <text:p text:style-name="P94">Оттопырив кверху уши.</text:p>
      <text:p text:style-name="P95"><text:span text:style-name="T96">Наш пугливый </text:span><text:span text:style-name="T97">«попрыгайка»</text:span><text:span text:style-name="T98">,</text:span></text:p>
      <text:p text:style-name="P99"><text:span text:style-name="T100">Детки, кто же это? </text:span><text:span text:style-name="T101">(зайка)</text:span></text:p>
      <text:p text:style-name="P102"/>
      <text:p text:style-name="P103"><text:span text:style-name="T104">Воспитатель открывает дверь, и заносит игрушечного </text:span><text:span text:style-name="T105">зайчика</text:span><text:span text:style-name="T106">.</text:span></text:p>
      <text:p text:style-name="P107"><text:span text:style-name="T108">Здравствуйте ребятки! Заскочил к вам в гости я, так как узнал, что будете лепить </text:span><text:span text:style-name="T109">морковку для меня</text:span><text:span text:style-name="T110">. Но<text:s/></text:span><text:span text:style-name="T111">сначала, давайте с вами поиграем.</text:span></text:p>
      <text:p text:style-name="P112"/>
      <text:soft-page-break/>
      <text:p text:style-name="P113"><text:span text:style-name="T114">Пальчиковая игра</text:span><text:span text:style-name="T115">: "Жил-был </text:span><text:span text:style-name="T116">зайчик</text:span><text:span text:style-name="T117">"</text:span></text:p>
      <text:p text:style-name="P118"/>
      <text:p text:style-name="P119"><text:span text:style-name="T120">Жил-был </text:span><text:span text:style-name="T121">зайчик -</text:span></text:p>
      <text:p text:style-name="P122">(хлопают в ладоши)</text:p>
      <text:p text:style-name="P123">Длинные ушки</text:p>
      <text:p text:style-name="P124"><text:span text:style-name="T125">(три пальца в кулак, указательный и средний - ушки)</text:span><text:span text:style-name="T126">.</text:span></text:p>
      <text:p text:style-name="P127"><text:span text:style-name="T128">Отморозил </text:span><text:span text:style-name="T129">зайчик</text:span></text:p>
      <text:p text:style-name="P130">(сжимают и разжимают пальцы обеих рук)</text:p>
      <text:p text:style-name="P131">Носик на опушке</text:p>
      <text:p text:style-name="P132"><text:span text:style-name="T133">(трут нос)</text:span><text:span text:style-name="T134">.</text:span></text:p>
      <text:p text:style-name="P135">Отморозил носик</text:p>
      <text:p text:style-name="P136">(сжимают и разжимают пальцы обеих рук)<text:tab/></text:p>
      <text:p text:style-name="P137">Отморозил хвостик</text:p>
      <text:p text:style-name="P138">(гладят кобчик)</text:p>
      <text:p text:style-name="P139">И поехал греться</text:p>
      <text:p text:style-name="P140">(крутят руль)</text:p>
      <text:p text:style-name="P141">К ребятишкам в гости.</text:p>
      <text:p text:style-name="P142">Там тепло и тихо</text:p>
      <text:p text:style-name="P143">(разжимают кулаки обеих рук)</text:p>
      <text:p text:style-name="P144">Волка нет</text:p>
      <text:p text:style-name="P145">(хлопают в ладоши)</text:p>
      <text:p text:style-name="P146"><text:span text:style-name="T147">И дают </text:span><text:span text:style-name="T148">морковку на обед</text:span></text:p>
      <text:p text:style-name="P149"><text:span text:style-name="T150">(поглаживают ж</text:span><text:span text:style-name="T151">ивот ладонью ведущей руки по часовой стрелке)</text:span><text:span text:style-name="T152">.</text:span></text:p>
      <text:p text:style-name="P153"/>
      <text:p text:style-name="P154"><text:span text:style-name="T155">- И</text:span><text:span text:style-name="T156"><text:s/></text:span><text:span text:style-name="T157">так, ребята, мы с вами размяли наши пальчики, пора начинать лепить </text:span><text:span text:style-name="T158">морковки для нашего зайчика</text:span><text:span text:style-name="T159">.<text:s/></text:span><text:span text:style-name="T160">Скажите,</text:span><text:span text:style-name="T161"><text:s/>на улице у нас сейч</text:span><text:span text:style-name="T162">ас какое время года? Правильно,</text:span><text:span text:style-name="T163"><text:s/>осень, и нам надо помочь<text:s/></text:span><text:span text:style-name="T164">зайчику</text:span><text:span text:style-name="T165"><text:s/>приготовиться к зиме.</text:span></text:p>
      <text:p text:style-name="P166"/>
      <text:p text:style-name="P167">Порядок выполнения работы.</text:p>
      <text:p text:style-name="P168"/>
      <text:p text:style-name="P169"><text:span text:style-name="T170">1</text:span><text:span text:style-name="T171">) Показ воспитателем способа </text:span><text:span text:style-name="T172">лепки моркови</text:span><text:span text:style-name="T173">:<text:s/></text:span></text:p>
      <text:p text:style-name="P174"><text:span text:style-name="T175">-<text:s/></text:span><text:span text:style-name="T176">раска</text:span><text:span text:style-name="T177">тать</text:span><text:span text:style-name="T178"><text:s/>из кусочка пластилина оранжевого цвета колбаску </text:span><text:span text:style-name="T179">(длина 5-6 см, диаметр 2 см)</text:span><text:span text:style-name="T180">;<text:s/></text:span></text:p>
      <text:p text:style-name="P181">-<text:s/>отщипнуть от бруска пластилина зелёного цвета небольшой кусочек,<text:s/>сделать<text:s/>из него шарик, а затем раскатать<text:s/>колбаску (длина<text:s/>2-2,5 см, диаметр 5 мм),<text:s/></text:p>
      <text:p text:style-name="P182"><text:span text:style-name="T183">- это хвостик и</text:span><text:span text:style-name="T184"><text:s/>при</text:span><text:span text:style-name="T185">крепить</text:span><text:span text:style-name="T186"><text:s/></text:span><text:span text:style-name="T187">(придавить)<text:s/></text:span><text:span text:style-name="T188">его к </text:span><text:span text:style-name="T189">морковке</text:span><text:span text:style-name="T190">.</text:span></text:p>
      <text:p text:style-name="P191"><text:span text:style-name="T192">2</text:span><text:span text:style-name="T193">) Самостоятельная </text:span><text:span text:style-name="T194">лепка детьми морковки</text:span><text:span text:style-name="T195">. Воспитатель помогает советами, наводящими вопросами, индивидуальным показом способов </text:span><text:span text:style-name="T196">лепки</text:span><text:span text:style-name="T197">.</text:span></text:p>
      <text:soft-page-break/>
      <text:p text:style-name="P198">Итог</text:p>
      <text:p text:style-name="P199"><text:span text:style-name="T200">Дети<text:s/></text:span><text:span text:style-name="T201">рассматривают готовые морковки и<text:s/></text:span><text:span text:style-name="T202">угощают </text:span><text:span text:style-name="T203">зайчонка</text:span><text:span text:style-name="T204">. </text:span><text:span text:style-name="T205">Зайчонок благодарит детей</text:span><text:span text:style-name="T206">, говорит, что<text:s/></text:span><text:span text:style-name="T207">морковки очень вкусные и<text:s/></text:span><text:span text:style-name="T208">ему<text:s/></text:span><text:span text:style-name="T209">очень понравилось в гостях, но<text:s/></text:span><text:span text:style-name="T210">надо вернуться<text:s/></text:span><text:span text:style-name="T211">в лес к другим зайчатам</text:span><text:span text:style-name="T212">. Дети складывают свои </text:span><text:span text:style-name="T213">морковки<text:s/></text:span><text:span text:style-name="T214">(угощение)<text:s/></text:span><text:span text:style-name="T215">зайчику в корзинку</text:span><text:span text:style-name="T216">, провожают его в лес.</text:span>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MS PMincho" svg:font-family="MS PMincho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style:font-name-asian="MS PMincho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MS PMincho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Катя</meta:initial-creator>
    <dc:creator>MoM</dc:creator>
    <meta:creation-date>2009-04-16T11:32:00Z</meta:creation-date>
    <dc:date>2018-09-03T04:46:00Z</dc:date>
    <meta:print-date>2017-03-04T20:51:00Z</meta:print-date>
    <meta:template xlink:href="Normal" xlink:type="simple"/>
    <meta:editing-cycles>3</meta:editing-cycles>
    <meta:editing-duration>PT222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489" meta:character-count="3276" meta:row-count="23" meta:non-whitespace-character-count="2793"/>
  </office:meta>
</office:document-meta>
</file>